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6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idencia_id</text:p>
          </table:table-cell>
          <table:table-cell office:value-type="string" calcext:value-type="string">
            <text:p>residencia_locado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át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a norte s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. Rodrigues Ramo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a brusqu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 Atlantic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mboriú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po_id</text:p>
          </table:table-cell>
          <table:table-cell office:value-type="string" calcext:value-type="string">
            <text:p>tipo_nom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artament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quilino_id</text:p>
          </table:table-cell>
          <table:table-cell office:value-type="string" calcext:value-type="string">
            <text:p>inquilino_nome</text:p>
          </table:table-cell>
          <table:table-cell office:value-type="string" calcext:value-type="string">
            <text:p>residencia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ze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ís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2:15:07.770717813</meta:creation-date>
    <dc:date>2021-05-26T22:30:19.413440379</dc:date>
    <meta:editing-duration>PT4M21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